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textarea-horizontal-align="justify" draw:textarea-vertical-align="middle" draw:auto-grow-height="false" fo:min-height="1.274cm" fo:min-width="4.961cm"/>
    </style:style>
    <style:style style:name="gr2" style:family="graphic" style:parent-style-name="standard">
      <style:graphic-properties draw:fill-color="#bce4e5" draw:textarea-horizontal-align="justify" draw:textarea-vertical-align="middle" draw:auto-grow-height="false" fo:min-height="3.164cm" fo:min-width="2.914cm"/>
    </style:style>
    <style:style style:name="gr3" style:family="graphic" style:parent-style-name="objectwithoutfill">
      <style:graphic-properties svg:stroke-width="0.106cm" svg:stroke-color="#ef413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a3238e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Roboto" fo:font-size="20pt" fo:font-weight="bold"/>
    </style:style>
    <style:style style:name="P2" style:family="paragraph">
      <loext:graphic-properties draw:fill-color="#adc5e7"/>
      <style:paragraph-properties fo:text-align="center"/>
      <style:text-properties style:font-name="Roboto" fo:font-size="20pt"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-color="#bce4e5"/>
      <style:paragraph-properties fo:text-align="center"/>
      <style:text-properties style:font-name="Roboto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Roboto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text-properties style:font-name="Roboto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Roboto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61cm" svg:height="1.524cm" svg:x="7.35cm" svg:y="4.302cm">
          <text:p text:style-name="P1">Agent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826cm" svg:height="4.826cm" svg:x="7.604cm" svg:y="8.747cm">
          <text:p text:style-name="P3"><text:span text:style-name="T1">Environment</text:span>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5" draw:layer="layout" draw:line-skew="-1.022cm" svg:x1="7.35cm" svg:y1="5.064cm" svg:x2="7.604cm" svg:y2="11.16cm" draw:start-shape="id1" draw:start-glue-point="3" draw:end-shape="id2" draw:end-glue-point="6" svg:d="M7350 5064h-1524v6096h1778" svg:viewBox="0 0 1779 6097">
          <text:p/>
        </draw:connector>
        <draw:connector draw:style-name="gr4" draw:text-style-name="P5" draw:layer="layout" draw:line-skew="1.405cm" svg:x1="12.43cm" svg:y1="11.16cm" svg:x2="12.811cm" svg:y2="5.064cm" draw:start-shape="id2" draw:start-glue-point="10" draw:end-shape="id1" draw:end-glue-point="1" svg:d="M12430 11160h2286v-6096h-1905" svg:viewBox="0 0 2287 6097">
          <text:p/>
        </draw:connector>
        <draw:frame draw:style-name="gr5" draw:text-style-name="P7" draw:layer="layout" svg:width="2.564cm" svg:height="1.183cm" svg:x="4.048cm" svg:y="7.604cm">
          <draw:text-box>
            <text:p text:style-name="P6"><text:span text:style-name="T1">Action</text:span></text:p>
          </draw:text-box>
        </draw:frame>
        <draw:frame draw:style-name="gr5" draw:text-style-name="P7" draw:layer="layout" svg:width="3.906cm" svg:height="2.115cm" svg:x="15.073cm" svg:y="7.183cm">
          <draw:text-box>
            <text:p text:style-name="P6"><text:span text:style-name="T1">Reward or </text:span></text:p>
            <text:p text:style-name="P6"><text:span text:style-name="T1">Penal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4T12:52:34.226727243</meta:creation-date>
    <dc:date>2020-09-04T12:58:09.695243766</dc:date>
    <meta:editing-duration>PT5M35S</meta:editing-duration>
    <meta:editing-cycles>1</meta:editing-cycles>
    <meta:document-statistic meta:object-count="6"/>
    <meta:generator>LibreOffice/6.0.7.3$Linux_X86_64 LibreOffice_project/00m0$Build-3</meta:generator>
  </office:meta>
</office:document-meta>
</file>